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language="zxx" fo:country="none" fo:font-weight="normal" style:font-weight-asian="normal" style:font-weight-complex="normal"/>
    </style:style>
    <style:style style:name="ce7" style:family="table-cell" style:parent-style-name="Default">
      <style:table-cell-properties fo:wrap-option="wrap" fo:border="0.002cm solid #000000"/>
      <style:text-properties fo:font-weight="bold"/>
    </style:style>
    <style:style style:name="ce8" style:family="table-cell" style:parent-style-name="Default" style:data-style-name="N110"/>
    <style:style style:name="ce9" style:family="table-cell" style:parent-style-name="Default" style:data-style-name="N1"/>
    <style:style style:name="ce10" style:family="table-cell" style:parent-style-name="Default" style:data-style-name="N0"/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0"/>
    <style:style style:name="ce13" style:family="table-cell" style:parent-style-name="Default" style:data-style-name="N10">
      <style:table-cell-properties fo:border="none"/>
    </style:style>
    <style:style style:name="ce14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7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34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ce9"/>
        <table:table-column table:style-name="co3" table:default-cell-style-name="Default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7" office:value-type="string">
            <text:p>Homework expected</text:p>
          </table:table-cell>
          <table:table-cell table:style-name="ce7" office:value-type="string">
            <text:p>Homework ready</text:p>
          </table:table-cell>
          <table:table-cell table:style-name="ce7" office:value-type="string">
            <text:p>Homework points</text:p>
          </table:table-cell>
          <table:table-cell table:style-name="ce7" office:value-type="string">
            <text:p>Exam points</text:p>
          </table:table-cell>
          <table:table-cell table:style-name="ce7" office:value-type="string">
            <text:p>Bonus</text:p>
          </table:table-cell>
          <table:table-cell table:style-name="ce7" office:value-type="string">
            <text:p>Total points</text:p>
          </table:table-cell>
          <table:table-cell table:style-name="ce7" office:value-type="string">
            <text:p>Final Mark (preliminary)</text:p>
          </table:table-cell>
        </table:table-row>
        <table:table-row table:style-name="ro2">
          <table:table-cell office:value-type="string">
            <text:p>073756</text:p>
          </table:table-cell>
          <table:table-cell office:value-type="string">
            <text:p>Anton Dmitrijev </text:p>
          </table:table-cell>
          <table:table-cell office:value-type="date" office:date-value="2011-05-20">
            <text:p>20.05.2011</text:p>
          </table:table-cell>
          <table:table-cell office:value-type="date" office:date-value="2011-05-31">
            <text:p>31.05.2011</text:p>
          </table:table-cell>
          <table:table-cell table:formula="of:=[Homework.J2]" office:value-type="float" office:value="41.6666666666667">
            <text:p>42</text:p>
          </table:table-cell>
          <table:table-cell table:formula="of:=(7+10+8+6)*5/4" office:value-type="float" office:value="38.75">
            <text:p>39</text:p>
          </table:table-cell>
          <table:table-cell/>
          <table:table-cell table:formula="of:=SUM([.E2:.G2])" office:value-type="float" office:value="80.4166666666667">
            <text:p>80</text:p>
          </table:table-cell>
          <table:table-cell table:style-name="ce10" office:value-type="float" office:value="5">
            <text:p>5</text:p>
          </table:table-cell>
        </table:table-row>
        <table:table-row table:style-name="ro2">
          <table:table-cell table:style-name="ce3" office:value-type="string">
            <text:p>092855</text:p>
          </table:table-cell>
          <table:table-cell office:value-type="string">
            <text:p>Martin Taimre</text:p>
          </table:table-cell>
          <table:table-cell office:value-type="date" office:date-value="2011-05-20">
            <text:p>20.05.2011</text:p>
          </table:table-cell>
          <table:table-cell office:value-type="date" office:date-value="2011-05-26">
            <text:p>26.05.2011</text:p>
          </table:table-cell>
          <table:table-cell table:formula="of:=[Homework.J3]" office:value-type="float" office:value="39.1666666666667">
            <text:p>39</text:p>
          </table:table-cell>
          <table:table-cell table:formula="of:=(9+7+9+8)*5/4" office:value-type="float" office:value="41.25">
            <text:p>41</text:p>
          </table:table-cell>
          <table:table-cell/>
          <table:table-cell table:formula="of:=SUM([.E3:.G3])" office:value-type="float" office:value="80.4166666666667">
            <text:p>80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3" office:value-type="string">
            <text:p>092861</text:p>
          </table:table-cell>
          <table:table-cell office:value-type="string">
            <text:p>Stanislav Kuhtinski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4]" office:value-type="float" office:value="25">
            <text:p>25</text:p>
          </table:table-cell>
          <table:table-cell table:formula="of:=(6+0+5+6)*5/4" office:value-type="float" office:value="21.25">
            <text:p>21</text:p>
          </table:table-cell>
          <table:table-cell/>
          <table:table-cell table:formula="of:=SUM([.E4:.G4])" office:value-type="float" office:value="46.25">
            <text:p>46</text:p>
          </table:table-cell>
          <table:table-cell table:style-name="ce11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092877</text:p>
          </table:table-cell>
          <table:table-cell office:value-type="string">
            <text:p>Artjom Kruglenkov</text:p>
          </table:table-cell>
          <table:table-cell office:value-type="date" office:date-value="2011-05-20">
            <text:p>20.05.2011</text:p>
          </table:table-cell>
          <table:table-cell office:value-type="date" office:date-value="2011-05-25">
            <text:p>25.05.2011</text:p>
          </table:table-cell>
          <table:table-cell table:formula="of:=[Homework.J5]" office:value-type="float" office:value="34.1666666666667">
            <text:p>34</text:p>
          </table:table-cell>
          <table:table-cell table:formula="of:=(8+6+10+7)*5/4" office:value-type="float" office:value="38.75">
            <text:p>39</text:p>
          </table:table-cell>
          <table:table-cell/>
          <table:table-cell table:formula="of:=SUM([.E5:.G5])" office:value-type="float" office:value="72.9166666666667">
            <text:p>73</text:p>
          </table:table-cell>
          <table:table-cell table:style-name="ce11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093759</text:p>
          </table:table-cell>
          <table:table-cell table:style-name="ce4" office:value-type="string">
            <text:p>Dionis Argiri</text:p>
          </table:table-cell>
          <table:table-cell office:value-type="date" office:date-value="2011-05-20">
            <text:p>20.05.2011</text:p>
          </table:table-cell>
          <table:table-cell office:value-type="date" office:date-value="2011-06-05">
            <text:p>05.06.2011</text:p>
          </table:table-cell>
          <table:table-cell table:formula="of:=[Homework.J6]" office:value-type="float" office:value="37.5">
            <text:p>38</text:p>
          </table:table-cell>
          <table:table-cell table:formula="of:=(9+7+10+7)*5/4" office:value-type="float" office:value="41.25">
            <text:p>41</text:p>
          </table:table-cell>
          <table:table-cell/>
          <table:table-cell table:formula="of:=SUM([.E6:.G6])" office:value-type="float" office:value="78.75">
            <text:p>79</text:p>
          </table:table-cell>
          <table:table-cell table:style-name="ce11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103784</text:p>
          </table:table-cell>
          <table:table-cell office:value-type="string">
            <text:p>Ott Madis Ozolit</text:p>
          </table:table-cell>
          <table:table-cell office:value-type="date" office:date-value="2011-05-20">
            <text:p>20.05.2011</text:p>
          </table:table-cell>
          <table:table-cell office:value-type="date" office:date-value="2011-05-23">
            <text:p>23.05.2011</text:p>
          </table:table-cell>
          <table:table-cell table:formula="of:=[Homework.J7]" office:value-type="float" office:value="28.3333333333333">
            <text:p>28</text:p>
          </table:table-cell>
          <table:table-cell table:formula="of:=(7+0+7+6)*5/4" office:value-type="float" office:value="25">
            <text:p>25</text:p>
          </table:table-cell>
          <table:table-cell office:value-type="float" office:value="5">
            <text:p>5</text:p>
          </table:table-cell>
          <table:table-cell table:formula="of:=SUM([.E7:.G7])" office:value-type="float" office:value="58.3333333333333">
            <text:p>58</text:p>
          </table:table-cell>
          <table:table-cell table:style-name="ce11" office:value-type="float" office:value="2">
            <text:p>2</text:p>
          </table:table-cell>
        </table:table-row>
        <table:table-row table:style-name="ro2">
          <table:table-cell office:value-type="float" office:value="104607">
            <text:p>104607</text:p>
          </table:table-cell>
          <table:table-cell office:value-type="string">
            <text:p>Aivar Guitar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8]" office:value-type="float" office:value="34.1666666666667">
            <text:p>34</text:p>
          </table:table-cell>
          <table:table-cell table:formula="of:=(7+7+7+7)*5/4" office:value-type="float" office:value="35">
            <text:p>35</text:p>
          </table:table-cell>
          <table:table-cell office:value-type="float" office:value="10">
            <text:p>10</text:p>
          </table:table-cell>
          <table:table-cell table:formula="of:=SUM([.E8:.G8])" office:value-type="float" office:value="79.1666666666667">
            <text:p>79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104971</text:p>
          </table:table-cell>
          <table:table-cell office:value-type="string">
            <text:p>Jaroslav Judin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9]" office:value-type="float" office:value="39.1666666666667">
            <text:p>39</text:p>
          </table:table-cell>
          <table:table-cell table:formula="of:=(6+8+7+7)*5/4" office:value-type="float" office:value="35">
            <text:p>35</text:p>
          </table:table-cell>
          <table:table-cell/>
          <table:table-cell table:formula="of:=SUM([.E9:.G9])" office:value-type="float" office:value="74.1666666666667">
            <text:p>74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107110</text:p>
          </table:table-cell>
          <table:table-cell office:value-type="string">
            <text:p>Eduard Shustrov</text:p>
          </table:table-cell>
          <table:table-cell office:value-type="date" office:date-value="2011-05-20">
            <text:p>20.05.2011</text:p>
          </table:table-cell>
          <table:table-cell office:value-type="date" office:date-value="2011-05-29">
            <text:p>29.05.2011</text:p>
          </table:table-cell>
          <table:table-cell table:formula="of:=[Homework.J10]" office:value-type="float" office:value="38.25">
            <text:p>38</text:p>
          </table:table-cell>
          <table:table-cell table:formula="of:=(9+9+9+9)*5/4" office:value-type="float" office:value="45">
            <text:p>45</text:p>
          </table:table-cell>
          <table:table-cell/>
          <table:table-cell table:formula="of:=SUM([.E10:.G10])" office:value-type="float" office:value="83.25">
            <text:p>8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7675">
            <text:p>107675</text:p>
          </table:table-cell>
          <table:table-cell table:style-name="ce4" office:value-type="string">
            <text:p>Samet Erap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11]" office:value-type="float" office:value="22.5">
            <text:p>23</text:p>
          </table:table-cell>
          <table:table-cell table:formula="of:=(5+5+6+5)*5/4" office:value-type="float" office:value="26.25">
            <text:p>26</text:p>
          </table:table-cell>
          <table:table-cell/>
          <table:table-cell table:formula="of:=SUM([.E11:.G11])" office:value-type="float" office:value="48.75">
            <text:p>4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07678</text:p>
          </table:table-cell>
          <table:table-cell table:style-name="ce4" office:value-type="string">
            <text:p>Radomir Sebek</text:p>
          </table:table-cell>
          <table:table-cell office:value-type="date" office:date-value="2010-05-21">
            <text:p>21.05.2010</text:p>
          </table:table-cell>
          <table:table-cell office:value-type="date" office:date-value="2011-05-21">
            <text:p>21.05.2011</text:p>
          </table:table-cell>
          <table:table-cell table:formula="of:=[Homework.J12]" office:value-type="float" office:value="27">
            <text:p>27</text:p>
          </table:table-cell>
          <table:table-cell table:formula="of:=(8+7+8+7)*5/4" office:value-type="float" office:value="37.5">
            <text:p>38</text:p>
          </table:table-cell>
          <table:table-cell/>
          <table:table-cell table:formula="of:=SUM([.E12:.G12])" office:value-type="float" office:value="64.5">
            <text:p>6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08360</text:p>
          </table:table-cell>
          <table:table-cell office:value-type="string">
            <text:p>Artur Šabak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3]" office:value-type="float" office:value="0">
            <text:p>0</text:p>
          </table:table-cell>
          <table:table-cell table:number-columns-repeated="2"/>
          <table:table-cell table:formula="of:=SUM([.E13:.G13]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0013">
            <text:p>110013</text:p>
          </table:table-cell>
          <table:table-cell office:value-type="string">
            <text:p>Vadim Trifonov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14]" office:value-type="float" office:value="43.3333333333333">
            <text:p>43</text:p>
          </table:table-cell>
          <table:table-cell table:formula="of:=(8+7+6+6)*5/4" office:value-type="float" office:value="33.75">
            <text:p>34</text:p>
          </table:table-cell>
          <table:table-cell/>
          <table:table-cell table:formula="of:=SUM([.E14:.G14])" office:value-type="float" office:value="77.0833333333333">
            <text:p>7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61522">
            <text:p>961522</text:p>
          </table:table-cell>
          <table:table-cell office:value-type="string">
            <text:p>Siim Reinaa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5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([.E15:.G15])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03554">
            <text:p>103554</text:p>
          </table:table-cell>
          <table:table-cell office:value-type="string">
            <text:p>Vyacheslav Koliyanov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6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([.E16:.G16]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4492">
            <text:p>104492</text:p>
          </table:table-cell>
          <table:table-cell office:value-type="string">
            <text:p>Ain Salula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7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([.E17:.G17]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3640">
            <text:p>103640</text:p>
          </table:table-cell>
          <table:table-cell table:style-name="ce4" office:value-type="string">
            <text:p>Taavi Sonets</text:p>
          </table:table-cell>
          <table:table-cell office:value-type="date" office:date-value="2011-05-20">
            <text:p>20.05.2011</text:p>
          </table:table-cell>
          <table:table-cell office:value-type="date" office:date-value="2011-05-25">
            <text:p>25.05.2011</text:p>
          </table:table-cell>
          <table:table-cell table:formula="of:=[Homework.J18]" office:value-type="float" office:value="33.3333333333333">
            <text:p>33</text:p>
          </table:table-cell>
          <table:table-cell table:formula="of:=(7+9+6+5)*5/4" office:value-type="float" office:value="33.75">
            <text:p>34</text:p>
          </table:table-cell>
          <table:table-cell office:value-type="float" office:value="10">
            <text:p>10</text:p>
          </table:table-cell>
          <table:table-cell table:formula="of:=SUM([.E18:.G18])" office:value-type="float" office:value="77.0833333333333">
            <text:p>7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04540</text:p>
          </table:table-cell>
          <table:table-cell office:value-type="string">
            <text:p>Hannes Kink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9]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  <table:table-cell table:formula="of:=SUM([.E19:.G19]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3800">
            <text:p>103800</text:p>
          </table:table-cell>
          <table:table-cell table:style-name="ce5" office:value-type="string">
            <text:p>Jaan Aigiro</text:p>
          </table:table-cell>
          <table:table-cell office:value-type="date" office:date-value="2011-05-20">
            <text:p>20.05.2011</text:p>
          </table:table-cell>
          <table:table-cell office:value-type="date" office:date-value="2011-05-27">
            <text:p>27.05.2011</text:p>
          </table:table-cell>
          <table:table-cell table:formula="of:=[Homework.J20]" office:value-type="float" office:value="38.3333333333333">
            <text:p>38</text:p>
          </table:table-cell>
          <table:table-cell table:formula="of:=(0+6+7+5)*5/4" office:value-type="float" office:value="22.5">
            <text:p>23</text:p>
          </table:table-cell>
          <table:table-cell/>
          <table:table-cell table:formula="of:=SUM([.E20:.G20])" office:value-type="float" office:value="60.8333333333333">
            <text:p>6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0228">
            <text:p>100228</text:p>
          </table:table-cell>
          <table:table-cell table:style-name="ce6" office:value-type="string">
            <text:p>Martin Treufeld</text:p>
          </table:table-cell>
          <table:table-cell office:value-type="date" office:date-value="2011-05-20">
            <text:p>20.05.2011</text:p>
          </table:table-cell>
          <table:table-cell office:value-type="date" office:date-value="2011-06-02">
            <text:p>02.06.2011</text:p>
          </table:table-cell>
          <table:table-cell table:formula="of:=[Homework.J21]" office:value-type="float" office:value="27">
            <text:p>27</text:p>
          </table:table-cell>
          <table:table-cell table:formula="of:=(8+6+7+10)*5/4" office:value-type="float" office:value="38.75">
            <text:p>39</text:p>
          </table:table-cell>
          <table:table-cell/>
          <table:table-cell table:formula="of:=SUM([.E21:.G21])" office:value-type="float" office:value="65.75">
            <text:p>6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4074">
            <text:p>104074</text:p>
          </table:table-cell>
          <table:table-cell table:style-name="ce4" office:value-type="string">
            <text:p>Kaupo Kütaru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22]" office:value-type="float" office:value="0">
            <text:p>0</text:p>
          </table:table-cell>
          <table:table-cell table:style-name="Default"/>
          <table:table-cell/>
          <table:table-cell table:formula="of:=SUM([.E22:.G22]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0224">
            <text:p>100224</text:p>
          </table:table-cell>
          <table:table-cell table:style-name="ce4" office:value-type="string">
            <text:p>Julia Kalitseva</text:p>
          </table:table-cell>
          <table:table-cell office:value-type="date" office:date-value="2011-05-20">
            <text:p>20.05.2011</text:p>
          </table:table-cell>
          <table:table-cell table:style-name="Default"/>
          <table:table-cell table:formula="of:=[Homework.J23]" office:value-type="float" office:value="26">
            <text:p>26</text:p>
          </table:table-cell>
          <table:table-cell table:style-name="Default" table:formula="of:=(6+5+6+5)" office:value-type="float" office:value="22">
            <text:p>22</text:p>
          </table:table-cell>
          <table:table-cell/>
          <table:table-cell table:formula="of:=SUM([.E23:.G23])" office:value-type="float" office:value="48">
            <text:p>48</text:p>
          </table:table-cell>
          <table:table-cell office:value-type="float" office:value="2">
            <text:p>2</text:p>
          </table:table-cell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ce2"/>
        <table:table-column table:style-name="co2" table:default-cell-style-name="Default"/>
        <table:table-column table:style-name="co3" table:default-cell-style-name="ce12"/>
        <table:table-column table:style-name="co3" table:number-columns-repeated="6" table:default-cell-style-name="Default"/>
        <table:table-column table:style-name="co3" table:default-cell-style-name="ce9"/>
        <table:table-column table:style-name="co3" table:number-columns-repeated="3" table:default-cell-style-name="Default"/>
        <table:table-row table:style-name="ro3">
          <table:table-cell table:style-name="ce7" office:value-type="string">
            <text:p>Code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Task complete %</text:p>
          </table:table-cell>
          <table:table-cell table:style-name="ce7" office:value-type="string">
            <text:p>Model</text:p>
          </table:table-cell>
          <table:table-cell table:style-name="ce7" office:value-type="string">
            <text:p>Design</text:p>
          </table:table-cell>
          <table:table-cell table:style-name="ce7" office:value-type="string">
            <text:p>Java API &amp; language</text:p>
          </table:table-cell>
          <table:table-cell table:style-name="ce7" office:value-type="string">
            <text:p>Error handling</text:p>
          </table:table-cell>
          <table:table-cell table:style-name="ce7" office:value-type="string">
            <text:p>Docs &amp; readability</text:p>
          </table:table-cell>
          <table:table-cell table:style-name="ce7" office:value-type="string">
            <text:p>Tests</text:p>
          </table:table-cell>
          <table:table-cell table:style-name="ce7" office:value-type="string">
            <text:p>Total</text:p>
          </table:table-cell>
          <table:table-cell table:style-name="ce14" table:number-columns-repeated="3"/>
        </table:table-row>
        <table:table-row table:style-name="ro2">
          <table:table-cell table:formula="of:=codes" office:value-type="string" office:string-value="073756">
            <text:p>073756</text:p>
          </table:table-cell>
          <table:table-cell table:formula="of:=names" office:value-type="string" office:string-value="Anton Dmitrijev ">
            <text:p>Anton Dmitrijev </text:p>
          </table:table-cell>
          <table:table-cell office:value-type="percentage" office:value="1">
            <office:annotation draw:style-name="gr1" draw:text-style-name="P1" svg:width="2.899cm" svg:height="1.781cm" svg:x="8.339cm" svg:y="0cm" draw:caption-point-x="-0.61cm" draw:caption-point-y="0.874cm">
              <dc:date>2011-05-25T00:00:00</dc:date>
              <text:p text:style-name="P1"><text:span text:style-name="T1">Unhelpful error messages</text:span></text:p>
              <text:p text:style-name="P1"><text:span text:style-name="T1">Names have quotes in XML</text:span>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0.991cm" svg:x="10.597cm" svg:y="0cm" draw:caption-point-x="-0.61cm" draw:caption-point-y="0.874cm">
              <dc:date>2011-05-26T00:00:00</dc:date>
              <text:p text:style-name="P1"><text:span text:style-name="T1">Holds numeric data as Strings</text:span></text:p>
            </office:annotation>
            <text:p>8</text:p>
          </table:table-cell>
          <table:table-cell office:value-type="float" office:value="8">
            <office:annotation draw:style-name="gr1" draw:text-style-name="P1" svg:width="2.899cm" svg:height="1.781cm" svg:x="12.855cm" svg:y="0cm" draw:caption-point-x="-0.61cm" draw:caption-point-y="0.874cm">
              <dc:date>2011-05-26T00:00:00</dc:date>
              <text:p text:style-name="P1"><text:span text:style-name="T1">Too many static util methods</text:span></text:p>
              <text:p text:style-name="P1"><text:span text:style-name="T1">Enum duplication</text:span></text:p>
            </office:annotation>
            <text:p>8</text:p>
          </table:table-cell>
          <table:table-cell office:value-type="float" office:value="8">
            <office:annotation draw:style-name="gr1" draw:text-style-name="P1" svg:width="2.899cm" svg:height="0.991cm" svg:x="15.113cm" svg:y="0cm" draw:caption-point-x="-0.61cm" draw:caption-point-y="0.874cm">
              <dc:date>2011-05-26T00:00:00</dc:date>
              <text:p text:style-name="P1"><text:span text:style-name="T1">Mysql-specific API is used</text:span></text:p>
            </office:annotation>
            <text:p>8</text:p>
          </table:table-cell>
          <table:table-cell office:value-type="float" office:value="7">
            <office:annotation draw:style-name="gr1" draw:text-style-name="P1" svg:width="2.899cm" svg:height="2.571cm" svg:x="17.371cm" svg:y="0cm" draw:caption-point-x="-0.61cm" draw:caption-point-y="0.874cm">
              <dc:date>2011-05-26T00:00:00</dc:date>
              <text:p text:style-name="P1"><text:span text:style-name="T1">Unhelpful error messages</text:span></text:p>
              <text:p text:style-name="P1"><text:span text:style-name="T1">DecathlonExcepion</text:span></text:p>
              <text:p text:style-name="P1"><text:span text:style-name="T1">Real exceptions are eaten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SUM([.D2:.I2])*5/6*[.C2]" office:value-type="float" office:value="41.6666666666667">
            <text:p>42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 office:value-type="percentage" office:value="1"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2.966cm" svg:x="12.855cm" svg:y="0cm" draw:caption-point-x="-0.61cm" draw:caption-point-y="1.324cm">
              <dc:date>2011-05-30T00:00:00</dc:date>
              <text:p text:style-name="P1"><text:span text:style-name="T1">No generic parameter handling</text:span></text:p>
              <text:p text:style-name="P1"><text:span text:style-name="T1">CSV parsing logic all over</text:span></text:p>
              <text:p text:style-name="P1"><text:span text:style-name="T1">Highly inefficient place calcul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571cm" svg:x="15.113cm" svg:y="0cm" draw:caption-point-x="-0.61cm" draw:caption-point-y="1.324cm">
              <dc:date>2011-05-30T00:00:00</dc:date>
              <text:p text:style-name="P1"><text:span text:style-name="T1">DecathlonResults = {0.0, 0.0, 0.0, 0.0, 0.0, 0.0, 0.0, 0.0, 0.0, 0.0};</text:span></text:p>
              <text:p text:style-name="P1"><text:span text:style-name="T1">Unnecessary array copying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7.371cm" svg:y="0cm" draw:caption-point-x="-0.61cm" draw:caption-point-y="1.324cm">
              <dc:date>2011-05-30T00:00:00</dc:date>
              <text:p text:style-name="P1"><text:span text:style-name="T1">Error enum instead of Exceptions</text:span></text:p>
              <text:p text:style-name="P1"><text:span text:style-name="T1"/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2.571cm" svg:x="19.629cm" svg:y="0cm" draw:caption-point-x="-0.61cm" draw:caption-point-y="1.324cm">
              <dc:date>2011-05-30T00:00:00</dc:date>
              <text:p text:style-name="P1"><text:span text:style-name="T1">Duplication</text:span></text:p>
              <text:p text:style-name="P1"><text:span text:style-name="T1">Inconsisten naming: Competitor vs Athlete, etc</text:span></text:p>
              <text:p text:style-name="P1"><text:span text:style-name="T1">Void getters</text:span></text:p>
            </office:annotation>
            <text:p>8</text:p>
          </table:table-cell>
          <table:table-cell office:value-type="float" office:value="9">
            <text:p>9</text:p>
          </table:table-cell>
          <table:table-cell table:formula="of:=SUM([.D3:.I3])*5/6*[.C3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 office:value-type="percentage" office:value="1">
            <office:annotation draw:style-name="gr2" draw:text-style-name="P1" svg:width="2.899cm" svg:height="1.781cm" svg:x="8.339cm" svg:y="0.254cm" draw:caption-point-x="-0.61cm" draw:caption-point-y="1.52cm">
              <dc:date>2011-05-30T00:00:00</dc:date>
              <text:p text:style-name="P1"><text:span text:style-name="T1">No usage help</text:span></text:p>
              <text:p text:style-name="P1"><text:span text:style-name="T1">DB input broken</text:span></text:p>
              <text:p text:style-name="P1"><text:span text:style-name="T1">File input broken</text:span></text:p>
              <text:p text:style-name="P1"><text:span text:style-name="T1">No place ranges</text:span></text:p>
            </office:annotation>
            <text:p>100%</text:p>
          </table:table-cell>
          <table:table-cell office:value-type="float" office:value="5">
            <text:p>5</text:p>
          </table:table-cell>
          <table:table-cell office:value-type="float" office:value="5">
            <office:annotation draw:style-name="gr1" draw:text-style-name="P1" svg:width="2.899cm" svg:height="0.596cm" svg:x="12.855cm" svg:y="0.254cm" draw:caption-point-x="-0.61cm" draw:caption-point-y="1.52cm">
              <dc:date>2011-05-30T00:00:00</dc:date>
              <text:p text:style-name="P1"><text:span text:style-name="T1">Const class...</text:span></text:p>
            </office:annotation>
            <text:p>5</text:p>
          </table:table-cell>
          <table:table-cell office:value-type="float" office:value="6">
            <office:annotation draw:style-name="gr1" draw:text-style-name="P1" svg:width="2.899cm" svg:height="3.361cm" svg:x="15.113cm" svg:y="0.254cm" draw:caption-point-x="-0.61cm" draw:caption-point-y="1.52cm">
              <dc:date>2011-05-30T00:00:00</dc:date>
              <text:p text:style-name="P1"><text:span text:style-name="T1">Complex custom code instead of getResource()</text:span></text:p>
              <text:p text:style-name="P1"><text:span text:style-name="T1">Everything's read as Strings from DB</text:span></text:p>
              <text:p text:style-name="P1"><text:span text:style-name="T1">No programming to interfaces</text:span></text:p>
            </office:annotation>
            <text:p>6</text:p>
          </table:table-cell>
          <table:table-cell office:value-type="float" office:value="4">
            <office:annotation draw:style-name="gr1" draw:text-style-name="P1" svg:width="2.899cm" svg:height="0.991cm" svg:x="17.371cm" svg:y="0.254cm" draw:caption-point-x="-0.61cm" draw:caption-point-y="1.52cm">
              <dc:date>2011-05-30T00:00:00</dc:date>
              <text:p text:style-name="P1"><text:span text:style-name="T1">PrintStackTrace() everywhere</text:span></text:p>
            </office:annotation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office:annotation draw:style-name="gr1" draw:text-style-name="P1" svg:width="2.899cm" svg:height="0.596cm" svg:x="21.887cm" svg:y="0.254cm" draw:caption-point-x="-0.61cm" draw:caption-point-y="1.52cm">
              <dc:date>2011-05-30T00:00:00</dc:date>
              <text:p text:style-name="P1"><text:span text:style-name="T1">Tests fail</text:span></text:p>
            </office:annotation>
            <text:p>4</text:p>
          </table:table-cell>
          <table:table-cell table:formula="of:=SUM([.D4:.I4])*5/6*[.C4]"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 office:value-type="percentage" office:value="1">
            <office:annotation draw:style-name="gr1" draw:text-style-name="P1" svg:width="2.899cm" svg:height="2.571cm" svg:x="8.339cm" svg:y="0.704cm" draw:caption-point-x="-0.61cm" draw:caption-point-y="1.52cm">
              <dc:date>2011-05-30T00:00:00</dc:date>
              <text:p text:style-name="P1"><text:span text:style-name="T1">No usage help</text:span></text:p>
              <text:p text:style-name="P1"><text:span text:style-name="T1">Bad idea to use regex for command-line parsing</text:span></text:p>
              <text:p text:style-name="P1"><text:span text:style-name="T1">File input broken</text:span>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1.781cm" svg:x="10.597cm" svg:y="0.704cm" draw:caption-point-x="-0.61cm" draw:caption-point-y="1.52cm">
              <dc:date>2011-05-30T00:00:00</dc:date>
              <text:p text:style-name="P1"><text:span text:style-name="T1">DOB as String</text:span></text:p>
              <text:p text:style-name="P1"><text:span text:style-name="T1">Too much overriding in Event enum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2.855cm" svg:y="0.704cm" draw:caption-point-x="-0.61cm" draw:caption-point-y="1.52cm">
              <dc:date>2011-05-30T00:00:00</dc:date>
              <text:p text:style-name="P1"><text:span text:style-name="T1">Same interface for input and output</text:span></text:p>
              <text:p text:style-name="P1"><text:span text:style-name="T1">Utils</text:span></text:p>
            </office:annotation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office:annotation draw:style-name="gr1" draw:text-style-name="P1" svg:width="2.899cm" svg:height="2.176cm" svg:x="17.371cm" svg:y="0.705cm" draw:caption-point-x="-0.61cm" draw:caption-point-y="1.519cm">
              <dc:date>2011-05-30T00:00:00</dc:date>
              <text:p text:style-name="P1"><text:span text:style-name="T1">PrintStackTrace()</text:span></text:p>
              <text:p text:style-name="P1"><text:span text:style-name="T1">No error reporting to the outside</text:span></text:p>
            </office:annotation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office:annotation draw:style-name="gr1" draw:text-style-name="P1" svg:width="2.899cm" svg:height="0.596cm" svg:x="21.887cm" svg:y="0.705cm" draw:caption-point-x="-0.61cm" draw:caption-point-y="1.519cm">
              <dc:date>2011-05-30T00:00:00</dc:date>
              <text:p text:style-name="P1"><text:span text:style-name="T1">Reflection</text:span></text:p>
            </office:annotation>
            <text:p>5</text:p>
          </table:table-cell>
          <table:table-cell table:formula="of:=SUM([.D5:.I5])*5/6*[.C5]" office:value-type="float" office:value="34.1666666666667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759">
            <text:p>093759</text:p>
          </table:table-cell>
          <table:table-cell table:formula="of:=names" office:value-type="string" office:string-value="Dionis Argiri">
            <text:p>Dionis Argiri</text:p>
          </table:table-cell>
          <table:table-cell office:value-type="percentage" office:value="1">
            <office:annotation draw:style-name="gr1" draw:text-style-name="P1" svg:width="2.899cm" svg:height="0.991cm" svg:x="8.339cm" svg:y="1.158cm" draw:caption-point-x="-0.61cm" draw:caption-point-y="1.516cm">
              <dc:date>2011-06-02T00:00:00</dc:date>
              <text:p text:style-name="P1"><text:span text:style-name="T1">No csv input, db input, xml output</text:span></text:p>
            </office:annotation>
            <text:p>100%</text:p>
          </table:table-cell>
          <table:table-cell office:value-type="float" office:value="7">
            <office:annotation draw:style-name="gr1" draw:text-style-name="P1" svg:width="2.899cm" svg:height="0.596cm" svg:x="10.597cm" svg:y="1.158cm" draw:caption-point-x="-0.61cm" draw:caption-point-y="1.516cm">
              <dc:date>2011-06-02T00:00:00</dc:date>
              <text:p text:style-name="P1"><text:span text:style-name="T1">Field duplication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9">
            <office:annotation draw:style-name="gr1" draw:text-style-name="P1" svg:width="2.899cm" svg:height="0.991cm" svg:x="15.113cm" svg:y="1.158cm" draw:caption-point-x="-0.61cm" draw:caption-point-y="1.516cm">
              <dc:date>2011-06-02T00:00:00</dc:date>
              <text:p text:style-name="P1"><text:span text:style-name="T1">Enum overrifing overuse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1.386cm" svg:x="17.371cm" svg:y="1.158cm" draw:caption-point-x="-0.61cm" draw:caption-point-y="1.516cm">
              <dc:date>2011-06-02T00:00:00</dc:date>
              <text:p text:style-name="P1"><text:span text:style-name="T1">Exceptions logged and eaten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SUM([.D6:.I6])*5/6*[.C6]" office:value-type="float" office:value="37.5">
            <text:p>38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3784">
            <text:p>103784</text:p>
          </table:table-cell>
          <table:table-cell table:formula="of:=names" office:value-type="string" office:string-value="Ott Madis Ozolit">
            <text:p>Ott Madis Ozolit</text:p>
          </table:table-cell>
          <table:table-cell office:value-type="percentage" office:value="1">
            <office:annotation draw:style-name="gr1" draw:text-style-name="P1" svg:width="2.899cm" svg:height="2.571cm" svg:x="8.339cm" svg:y="1.604cm" draw:caption-point-x="-0.61cm" draw:caption-point-y="1.519cm">
              <dc:date>2011-05-30T00:00:00</dc:date>
              <text:p text:style-name="P1"><text:span text:style-name="T1">Broken, windows paths hardcoded</text:span></text:p>
              <text:p text:style-name="P1"><text:span text:style-name="T1">DOB: null</text:span></text:p>
              <text:p text:style-name="P1"><text:span text:style-name="T1">Broken: xml output gives NPE</text:span></text:p>
            </office:annotation>
            <text:p>100%</text:p>
          </table:table-cell>
          <table:table-cell office:value-type="float" office:value="5">
            <office:annotation draw:style-name="gr1" draw:text-style-name="P1" svg:width="2.899cm" svg:height="1.386cm" svg:x="10.597cm" svg:y="1.604cm" draw:caption-point-x="-0.61cm" draw:caption-point-y="1.519cm">
              <dc:date>2011-05-30T00:00:00</dc:date>
              <text:p text:style-name="P1"><text:span text:style-name="T1">Events, etc doesn't belong into Athlete</text:span></text:p>
            </office:annotation>
            <text:p>5</text:p>
          </table:table-cell>
          <table:table-cell office:value-type="float" office:value="4">
            <office:annotation draw:style-name="gr1" draw:text-style-name="P1" svg:width="2.899cm" svg:height="0.991cm" svg:x="12.855cm" svg:y="1.604cm" draw:caption-point-x="-0.61cm" draw:caption-point-y="1.519cm">
              <dc:date>2011-05-30T00:00:00</dc:date>
              <text:p text:style-name="P1"><text:span text:style-name="T1">No common interfaces</text:span></text:p>
            </office:annotation>
            <text:p>4</text:p>
          </table:table-cell>
          <table:table-cell office:value-type="float" office:value="6">
            <office:annotation draw:style-name="gr1" draw:text-style-name="P1" svg:width="2.899cm" svg:height="3.361cm" svg:x="15.113cm" svg:y="1.604cm" draw:caption-point-x="-0.61cm" draw:caption-point-y="1.519cm">
              <dc:date>2011-06-03T00:00:00</dc:date>
              <text:p text:style-name="P1"><text:span text:style-name="T1">Performance = {0, 0, 0, 0, 0, 0, 0, 0, 0, 0};</text:span></text:p>
              <text:p text:style-name="P1"><text:span text:style-name="T1">No enum</text:span></text:p>
              <text:p text:style-name="P1"><text:span text:style-name="T1">Static fields</text:span></text:p>
              <text:p text:style-name="P1"><text:span text:style-name="T1">No correct handling of resources</text:span></text:p>
            </office:annotation>
            <text:p>6</text:p>
          </table:table-cell>
          <table:table-cell office:value-type="float" office:value="5">
            <office:annotation draw:style-name="gr1" draw:text-style-name="P1" svg:width="2.899cm" svg:height="1.781cm" svg:x="17.371cm" svg:y="1.604cm" draw:caption-point-x="-0.61cm" draw:caption-point-y="1.519cm">
              <dc:date>2011-05-30T00:00:00</dc:date>
              <text:p text:style-name="P1"><text:span text:style-name="T1">All exceptions thrown out, catch at top level with printStackTrace</text:span>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office:annotation draw:style-name="gr1" draw:text-style-name="P1" svg:width="2.899cm" svg:height="2.176cm" svg:x="21.887cm" svg:y="1.605cm" draw:caption-point-x="-0.61cm" draw:caption-point-y="1.518cm">
              <dc:date>2011-06-06T00:00:00</dc:date>
              <text:p text:style-name="P1"><text:span text:style-name="T1">Mocks of static classes? ;-)</text:span></text:p>
              <text:p text:style-name="P1"><text:span text:style-name="T1">Tests broken</text:span></text:p>
              <text:p text:style-name="P1"><text:span text:style-name="T1">Exceptions are eaten</text:span></text:p>
            </office:annotation>
            <text:p>5</text:p>
          </table:table-cell>
          <table:table-cell table:formula="of:=SUM([.D7:.I7])*5/6*[.C7]" office:value-type="float" office:value="28.3333333333333">
            <text:p>28</text:p>
          </table:table-cell>
          <table:table-cell table:number-columns-repeated="3"/>
        </table:table-row>
        <table:table-row table:style-name="ro2">
          <table:table-cell table:formula="of:=codes" office:value-type="float" office:value="104607">
            <text:p>104607</text:p>
          </table:table-cell>
          <table:table-cell table:formula="of:=names" office:value-type="string" office:string-value="Aivar Guitar">
            <text:p>Aivar Guitar</text:p>
          </table:table-cell>
          <table:table-cell office:value-type="percentage" office:value="1">
            <text:p>100%</text:p>
          </table:table-cell>
          <table:table-cell office:value-type="float" office:value="5">
            <office:annotation draw:style-name="gr1" draw:text-style-name="P1" svg:width="2.899cm" svg:height="2.176cm" svg:x="10.597cm" svg:y="2.052cm" draw:caption-point-x="-0.61cm" draw:caption-point-y="1.521cm">
              <dc:date>2011-05-26T00:00:00</dc:date>
              <text:p text:style-name="P1"><text:span text:style-name="T1">Field duplication, </text:span></text:p>
              <text:p text:style-name="P1"><text:span text:style-name="T1">But there is Points enum</text:span></text:p>
              <text:p text:style-name="P1"><text:span text:style-name="T1">Strings creep into the model</text:span></text:p>
            </office:annotation>
            <text:p>5</text:p>
          </table:table-cell>
          <table:table-cell office:value-type="float" office:value="5">
            <office:annotation draw:style-name="gr1" draw:text-style-name="P1" svg:width="2.899cm" svg:height="1.781cm" svg:x="12.855cm" svg:y="2.052cm" draw:caption-point-x="-0.61cm" draw:caption-point-y="1.521cm">
              <dc:date>2011-05-26T00:00:00</dc:date>
              <text:p text:style-name="P1"><text:span text:style-name="T1">Too many static</text:span></text:p>
              <text:p text:style-name="P1"><text:span text:style-name="T1">If-else overuse, no common interfaces for IO</text:span>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0.991cm" svg:x="17.371cm" svg:y="2.052cm" draw:caption-point-x="-0.61cm" draw:caption-point-y="1.521cm">
              <dc:date>2011-05-26T00:00:00</dc:date>
              <text:p text:style-name="P1"><text:span text:style-name="T1">Everything's logged</text:span></text:p>
            </office:annotation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SUM([.D8:.I8])*5/6*[.C8]" office:value-type="float" office:value="34.1666666666667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971">
            <text:p>104971</text:p>
          </table:table-cell>
          <table:table-cell table:formula="of:=names" office:value-type="string" office:string-value="Jaroslav Judin">
            <text:p>Jaroslav Judin</text:p>
          </table:table-cell>
          <table:table-cell office:value-type="percentage" office:value="1">
            <office:annotation draw:style-name="gr3" draw:text-style-name="P1" svg:width="6.468cm" svg:height="1.386cm" svg:x="8.339cm" svg:y="2.501cm" draw:caption-point-x="-0.61cm" draw:caption-point-y="1.522cm">
              <dc:date>2011-05-24T00:00:00</dc:date>
              <text:p text:style-name="P1"><text:span text:style-name="T1">Console UI via logging</text:span></text:p>
              <text:p text:style-name="P1"><text:span text:style-name="T1">DataCollector + OutputWriter (filename required)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4" draw:text-style-name="P1" svg:width="8.695cm" svg:height="1.542cm" svg:x="12.855cm" svg:y="2.501cm" draw:caption-point-x="-0.61cm" draw:caption-point-y="1.522cm">
              <dc:date>2011-05-24T00:00:00</dc:date>
              <text:p text:style-name="P1"><text:span text:style-name="T1">DBConnection with static field Connection</text:span></text:p>
              <text:p text:style-name="P1"><text:span text:style-name="T1">SetPlace with O(n^2) complexity</text:span></text:p>
              <text:p text:style-name="P1"><text:span text:style-name="T1">Duplication</text:span></text:p>
            </office:annotation>
            <text:p>7</text:p>
          </table:table-cell>
          <table:table-cell office:value-type="float" office:value="7">
            <office:annotation draw:style-name="gr3" draw:text-style-name="P1" svg:width="7.4cm" svg:height="1.386cm" svg:x="15.113cm" svg:y="2.501cm" draw:caption-point-x="-0.61cm" draw:caption-point-y="1.522cm">
              <dc:date>2011-05-24T00:00:00</dc:date>
              <text:p text:style-name="P1"><text:span text:style-name="T1">Method chaining</text:span></text:p>
              <text:p text:style-name="P1"><text:span text:style-name="T1">ResultType.getResultType(int)???</text:span></text:p>
              <text:p text:style-name="P1"><text:span text:style-name="T1">BrwserLaunch – WTF?</text:span></text:p>
            </office:annotation>
            <text:p>7</text:p>
          </table:table-cell>
          <table:table-cell office:value-type="float" office:value="6">
            <office:annotation draw:style-name="gr3" draw:text-style-name="P1" svg:width="5.307cm" svg:height="1.386cm" svg:x="17.371cm" svg:y="2.501cm" draw:caption-point-x="-0.61cm" draw:caption-point-y="1.522cm">
              <dc:date>2011-05-24T00:00:00</dc:date>
              <text:p text:style-name="P1"><text:span text:style-name="T1">e.printStackTrace();</text:span></text:p>
              <text:p text:style-name="P1"><text:span text:style-name="T1">SQLException, ParseException thrown from top-level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0.596cm" svg:x="19.629cm" svg:y="2.501cm" draw:caption-point-x="-0.61cm" draw:caption-point-y="1.522cm">
              <dc:date>2011-05-24T00:00:00</dc:date>
              <text:p text:style-name="P1"><text:span text:style-name="T1">No javadoc</text:span></text:p>
            </office:annotation>
            <text:p>8</text:p>
          </table:table-cell>
          <table:table-cell office:value-type="float" office:value="10">
            <text:p>10</text:p>
          </table:table-cell>
          <table:table-cell table:formula="of:=SUM([.D9:.I9])*5/6*[.C9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110">
            <text:p>107110</text:p>
          </table:table-cell>
          <table:table-cell table:formula="of:=names" office:value-type="string" office:string-value="Eduard Shustrov">
            <text:p>Eduard Shustrov</text:p>
          </table:table-cell>
          <table:table-cell office:value-type="percentage" office:value="0.9">
            <office:annotation draw:style-name="gr1" draw:text-style-name="P1" svg:width="2.899cm" svg:height="0.596cm" svg:x="8.339cm" svg:y="2.955cm" draw:caption-point-x="-0.61cm" draw:caption-point-y="1.518cm">
              <dc:date>2011-05-31T00:00:00</dc:date>
              <text:p text:style-name="P1"><text:span text:style-name="T1">No console input</text:span></text:p>
            </office:annotation>
            <text:p>90%</text:p>
          </table:table-cell>
          <table:table-cell office:value-type="float" office:value="7">
            <office:annotation draw:style-name="gr1" draw:text-style-name="P1" svg:width="2.899cm" svg:height="0.596cm" svg:x="10.597cm" svg:y="2.955cm" draw:caption-point-x="-0.61cm" draw:caption-point-y="1.518cm">
              <dc:date>2011-05-31T00:00:00</dc:date>
              <text:p text:style-name="P1"><text:span text:style-name="T1">Field duplication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1.386cm" svg:x="12.855cm" svg:y="2.955cm" draw:caption-point-x="-0.61cm" draw:caption-point-y="1.518cm">
              <dc:date>2011-05-31T00:00:00</dc:date>
              <text:p text:style-name="P1"><text:span text:style-name="T1">Stteful ResultReader and ResultWriter</text:span></text:p>
            </office:annotation>
            <text:p>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table:formula="of:=SUM([.D10:.I10])*5/6*[.C10]" office:value-type="float" office:value="38.25">
            <text:p>38</text:p>
          </table:table-cell>
          <table:table-cell table:number-columns-repeated="3"/>
        </table:table-row>
        <table:table-row table:style-name="ro2">
          <table:table-cell table:formula="of:=codes" office:value-type="float" office:value="107675">
            <text:p>107675</text:p>
          </table:table-cell>
          <table:table-cell table:formula="of:=names" office:value-type="string" office:string-value="Samet Erap">
            <text:p>Samet Erap</text:p>
          </table:table-cell>
          <table:table-cell table:style-name="ce13" office:value-type="percentage" office:value="0.9">
            <office:annotation draw:style-name="gr1" draw:text-style-name="P1" svg:width="2.899cm" svg:height="0.991cm" svg:x="8.339cm" svg:y="3.407cm" draw:caption-point-x="-0.61cm" draw:caption-point-y="1.516cm">
              <dc:date>2011-06-02T00:00:00</dc:date>
              <text:p text:style-name="P1"><text:span text:style-name="T1">No place sharing implemented</text:span></text:p>
            </office:annotation>
            <text:p>90%</text:p>
          </table:table-cell>
          <table:table-cell office:value-type="float" office:value="6">
            <office:annotation draw:style-name="gr1" draw:text-style-name="P1" svg:width="2.899cm" svg:height="1.386cm" svg:x="10.597cm" svg:y="3.407cm" draw:caption-point-x="-0.61cm" draw:caption-point-y="1.516cm">
              <dc:date>2011-06-02T00:00:00</dc:date>
              <text:p text:style-name="P1"><text:span text:style-name="T1">CSV implemented in the model</text:span></text:p>
            </office:annotation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office:annotation draw:style-name="gr1" draw:text-style-name="P1" svg:width="2.899cm" svg:height="0.596cm" svg:x="15.113cm" svg:y="3.407cm" draw:caption-point-x="-0.61cm" draw:caption-point-y="1.516cm">
              <dc:date>2011-06-02T00:00:00</dc:date>
              <text:p text:style-name="P1"><text:span text:style-name="T1">JAXB</text:span></text:p>
            </office:annotation>
            <text:p>7</text:p>
          </table:table-cell>
          <table:table-cell office:value-type="float" office:value="4">
            <office:annotation draw:style-name="gr1" draw:text-style-name="P1" svg:width="2.899cm" svg:height="0.991cm" svg:x="17.371cm" svg:y="3.407cm" draw:caption-point-x="-0.61cm" draw:caption-point-y="1.516cm">
              <dc:date>2011-06-02T00:00:00</dc:date>
              <text:p text:style-name="P1"><text:span text:style-name="T1">Everything is thrown out</text:span></text:p>
            </office:annotation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office:annotation draw:style-name="gr1" draw:text-style-name="P1" svg:width="2.899cm" svg:height="0.596cm" svg:x="21.887cm" svg:y="3.407cm" draw:caption-point-x="-0.61cm" draw:caption-point-y="1.516cm">
              <dc:date>2011-06-02T00:00:00</dc:date>
              <text:p text:style-name="P1"><text:span text:style-name="T1">No tests</text:span></text:p>
            </office:annotation>
            <text:p>0</text:p>
          </table:table-cell>
          <table:table-cell table:formula="of:=SUM([.D11:.I11])*5/6*[.C11]" office:value-type="float" office:value="22.5">
            <text:p>23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678">
            <text:p>107678</text:p>
          </table:table-cell>
          <table:table-cell table:formula="of:=names" office:value-type="string" office:string-value="Radomir Sebek">
            <text:p>Radomir Sebek</text:p>
          </table:table-cell>
          <table:table-cell table:style-name="ce13" office:value-type="percentage" office:value="0.9">
            <office:annotation draw:style-name="gr1" draw:text-style-name="P1" svg:width="2.899cm" svg:height="1.386cm" svg:x="8.339cm" svg:y="3.857cm" draw:caption-point-x="-0.61cm" draw:caption-point-y="1.516cm">
              <dc:date>2011-06-02T00:00:00</dc:date>
              <text:p text:style-name="P1"><text:span text:style-name="T1">Can't read my input file – “invalid data”</text:span></text:p>
            </office:annotation>
            <text:p>90%</text:p>
          </table:table-cell>
          <table:table-cell office:value-type="float" office:value="8">
            <text:p>8</text:p>
          </table:table-cell>
          <table:table-cell office:value-type="float" office:value="5">
            <office:annotation draw:style-name="gr1" draw:text-style-name="P1" svg:width="2.899cm" svg:height="4.941cm" svg:x="12.855cm" svg:y="3.857cm" draw:caption-point-x="-0.61cm" draw:caption-point-y="1.516cm">
              <dc:date>2011-06-02T00:00:00</dc:date>
              <text:p text:style-name="P1"><text:span text:style-name="T1">Awful duplications in main class</text:span></text:p>
              <text:p text:style-name="P1"><text:span text:style-name="T1">Event interface and classes instead of an enum</text:span></text:p>
              <text:p text:style-name="P1"><text:span text:style-name="T1">Common interfaces not used, DB logic creeps into main class</text:span></text:p>
            </office:annotation>
            <text:p>5</text:p>
          </table:table-cell>
          <table:table-cell office:value-type="float" office:value="6">
            <office:annotation draw:style-name="gr1" draw:text-style-name="P1" svg:width="2.899cm" svg:height="1.781cm" svg:x="15.113cm" svg:y="3.857cm" draw:caption-point-x="-0.61cm" draw:caption-point-y="1.516cm">
              <dc:date>2011-06-02T00:00:00</dc:date>
              <text:p text:style-name="P1"><text:span text:style-name="T1">== false</text:span></text:p>
              <text:p text:style-name="P1"><text:span text:style-name="T1">No if-else</text:span></text:p>
              <text:p text:style-name="P1"><text:span text:style-name="T1">Thread safety issues</text:span></text:p>
            </office:annotation>
            <text:p>6</text:p>
          </table:table-cell>
          <table:table-cell office:value-type="float" office:value="4">
            <office:annotation draw:style-name="gr1" draw:text-style-name="P1" svg:width="2.899cm" svg:height="1.386cm" svg:x="17.371cm" svg:y="3.857cm" draw:caption-point-x="-0.61cm" draw:caption-point-y="1.516cm">
              <dc:date>2011-06-02T00:00:00</dc:date>
              <text:p text:style-name="P1"><text:span text:style-name="T1">Interfaces throw all different exceptions out</text:span></text:p>
            </office:annotation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D12:.I12])*5/6*[.C12]"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8360">
            <text:p>108360</text:p>
          </table:table-cell>
          <table:table-cell table:formula="of:=names" office:value-type="string" office:string-value="Artur Šabak">
            <text:p>Artur Šabak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10013">
            <text:p>110013</text:p>
          </table:table-cell>
          <table:table-cell table:formula="of:=names" office:value-type="string" office:string-value="Vadim Trifonov">
            <text:p>Vadim Trifonov</text:p>
          </table:table-cell>
          <table:table-cell office:value-type="percentage" office:value="1">
            <office:annotation draw:style-name="gr1" draw:text-style-name="P1" svg:width="2.899cm" svg:height="0.991cm" svg:x="8.339cm" svg:y="4.751cm" draw:caption-point-x="-0.61cm" draw:caption-point-y="1.522cm">
              <dc:date>2011-05-24T00:00:00</dc:date>
              <text:p text:style-name="P1"><text:span text:style-name="T1">Logging for console output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9">
            <office:annotation draw:style-name="gr1" draw:text-style-name="P1" svg:width="2.899cm" svg:height="0.596cm" svg:x="12.855cm" svg:y="4.751cm" draw:caption-point-x="-0.61cm" draw:caption-point-y="1.522cm">
              <dc:date>2011-05-24T00:00:00</dc:date>
              <text:p text:style-name="P1"><text:span text:style-name="T1">Utils class</text:span></text:p>
            </office:annotation>
            <text:p>9</text:p>
          </table:table-cell>
          <table:table-cell office:value-type="float" office:value="9">
            <office:annotation draw:style-name="gr1" draw:text-style-name="P1" svg:width="2.899cm" svg:height="2.176cm" svg:x="15.113cm" svg:y="4.751cm" draw:caption-point-x="-0.61cm" draw:caption-point-y="1.522cm">
              <dc:date>2011-05-24T00:00:00</dc:date>
              <text:p text:style-name="P1"><text:span text:style-name="T1">Enum index</text:span></text:p>
              <text:p text:style-name="P1"><text:span text:style-name="T1">Place calculation with indexOf..lastIndexOf</text:span></text:p>
            </office:annotation>
            <text:p>9</text:p>
          </table:table-cell>
          <table:table-cell office:value-type="float" office:value="9">
            <office:annotation draw:style-name="gr1" draw:text-style-name="P1" svg:width="2.899cm" svg:height="1.386cm" svg:x="17.371cm" svg:y="4.751cm" draw:caption-point-x="-0.61cm" draw:caption-point-y="1.522cm">
              <dc:date>2011-05-24T00:00:00</dc:date>
              <text:p text:style-name="P1"><text:span text:style-name="T1">DisplayUsageMessage should be in catch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SUM([.D14:.I14])*5/6*[.C14]" office:value-type="float" office:value="43.3333333333333">
            <text:p>43</text:p>
          </table:table-cell>
          <table:table-cell table:number-columns-repeated="3"/>
        </table:table-row>
        <table:table-row table:style-name="ro2">
          <table:table-cell table:formula="of:=codes" office:value-type="float" office:value="961522">
            <text:p>961522</text:p>
          </table:table-cell>
          <table:table-cell table:style-name="ce2"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554">
            <text:p>103554</text:p>
          </table:table-cell>
          <table:table-cell table:style-name="ce2" table:formula="of:=names" office:value-type="string" office:string-value="Vyacheslav Koliyanov">
            <text:p>Vyacheslav Koliyanov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492">
            <text:p>104492</text:p>
          </table:table-cell>
          <table:table-cell table:style-name="ce2" table:formula="of:=names" office:value-type="string" office:string-value="Ain Salula">
            <text:p>Ain Salula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640">
            <text:p>103640</text:p>
          </table:table-cell>
          <table:table-cell table:style-name="ce2" table:formula="of:=names" office:value-type="string" office:string-value="Taavi Sonets">
            <text:p>Taavi Sonets</text:p>
          </table:table-cell>
          <table:table-cell office:value-type="percentage" office:value="1">
            <text:p>100%</text:p>
          </table:table-cell>
          <table:table-cell office:value-type="float" office:value="7">
            <office:annotation draw:style-name="gr1" draw:text-style-name="P1" svg:width="2.899cm" svg:height="0.596cm" svg:x="10.597cm" svg:y="6.557cm" draw:caption-point-x="-0.61cm" draw:caption-point-y="1.515cm">
              <dc:date>2011-06-03T00:00:00</dc:date>
              <text:p text:style-name="P1"><text:span text:style-name="T1">Field duplication</text:span></text:p>
            </office:annotation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office:annotation draw:style-name="gr1" draw:text-style-name="P1" svg:width="2.899cm" svg:height="1.781cm" svg:x="15.113cm" svg:y="6.557cm" draw:caption-point-x="-0.61cm" draw:caption-point-y="1.515cm">
              <dc:date>2011-06-03T00:00:00</dc:date>
              <text:p text:style-name="P1"><text:span text:style-name="T1">ParseDbDate()???</text:span></text:p>
              <text:p text:style-name="P1"><text:span text:style-name="T1">No programming to interfaces</text:span></text:p>
            </office:annotation>
            <text:p>7</text:p>
          </table:table-cell>
          <table:table-cell office:value-type="float" office:value="7">
            <office:annotation draw:style-name="gr3" draw:text-style-name="P1" svg:width="4.124cm" svg:height="1.386cm" svg:x="17.371cm" svg:y="6.557cm" draw:caption-point-x="-0.61cm" draw:caption-point-y="1.515cm">
              <dc:date>2011-06-03T00:00:00</dc:date>
              <text:p text:style-name="P1"><text:span text:style-name="T1">PrintStackTrace()</text:span></text:p>
              <text:p text:style-name="P1"><text:span text:style-name="T1">ArrayIndexOutOfBoundsException on start</text:span></text:p>
            </office:annotation>
            <text:p>7</text:p>
          </table:table-cell>
          <table:table-cell office:value-type="float" office:value="8">
            <office:annotation draw:style-name="gr3" draw:text-style-name="P1" svg:width="5.361cm" svg:height="1.386cm" svg:x="19.629cm" svg:y="6.557cm" draw:caption-point-x="-0.61cm" draw:caption-point-y="1.515cm">
              <dc:date>2011-06-03T00:00:00</dc:date>
              <text:p text:style-name="P1"><text:span text:style-name="T1">Wrong place for class docs</text:span></text:p>
              <text:p text:style-name="P1"><text:span text:style-name="T1">setXXX conversion methods</text:span></text:p>
              <text:p text:style-name="P1"><text:span text:style-name="T1">Scores calculated twice?</text:span></text:p>
            </office:annotation>
            <text:p>8</text:p>
          </table:table-cell>
          <table:table-cell office:value-type="float" office:value="5">
            <text:p>5</text:p>
          </table:table-cell>
          <table:table-cell table:formula="of:=SUM([.D18:.I18])*5/6*[.C18]" office:value-type="float" office:value="33.3333333333333">
            <text:p>33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540">
            <text:p>104540</text:p>
          </table:table-cell>
          <table:table-cell table:style-name="ce2" table:formula="of:=names" office:value-type="string" office:string-value="Hannes Kinks">
            <text:p>Hannes Kinks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800">
            <text:p>103800</text:p>
          </table:table-cell>
          <table:table-cell table:style-name="ce2" table:formula="of:=names" office:value-type="string" office:string-value="Jaan Aigiro">
            <text:p>Jaan Aigiro</text:p>
          </table:table-cell>
          <table:table-cell office:value-type="percentage" office:value="1">
            <office:annotation draw:style-name="gr1" draw:text-style-name="P1" svg:width="2.899cm" svg:height="0.991cm" svg:x="8.339cm" svg:y="7.459cm" draw:caption-point-x="-0.61cm" draw:caption-point-y="1.513cm">
              <dc:date>2011-06-03T00:00:00</dc:date>
              <text:p text:style-name="P1"><text:span text:style-name="T1">Unparseable date</text:span>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1.386cm" svg:x="10.597cm" svg:y="7.459cm" draw:caption-point-x="-0.61cm" draw:caption-point-y="1.513cm">
              <dc:date>2011-06-03T00:00:00</dc:date>
              <text:p text:style-name="P1"><text:span text:style-name="T1">Too much parsing, etc in the model</text:span></text:p>
            </office:annotation>
            <text:p>8</text:p>
          </table:table-cell>
          <table:table-cell office:value-type="float" office:value="5">
            <office:annotation draw:style-name="gr1" draw:text-style-name="P1" svg:width="2.899cm" svg:height="0.596cm" svg:x="12.855cm" svg:y="7.459cm" draw:caption-point-x="-0.61cm" draw:caption-point-y="1.513cm">
              <dc:date>2011-06-03T00:00:00</dc:date>
              <text:p text:style-name="P1"><text:span text:style-name="T1">No interfaces</text:span></text:p>
            </office:annotation>
            <text:p>5</text:p>
          </table:table-cell>
          <table:table-cell office:value-type="float" office:value="8">
            <office:annotation draw:style-name="gr1" draw:text-style-name="P1" svg:width="2.899cm" svg:height="0.991cm" svg:x="15.113cm" svg:y="7.458cm" draw:caption-point-x="-0.61cm" draw:caption-point-y="1.514cm">
              <dc:date>2011-06-03T00:00:00</dc:date>
              <text:p text:style-name="P1"><text:span text:style-name="T1">Processing in constructor</text:span></text:p>
            </office:annotation>
            <text:p>8</text:p>
          </table:table-cell>
          <table:table-cell office:value-type="float" office:value="9">
            <office:annotation draw:style-name="gr1" draw:text-style-name="P1" svg:width="2.899cm" svg:height="0.596cm" svg:x="17.371cm" svg:y="7.458cm" draw:caption-point-x="-0.61cm" draw:caption-point-y="1.514cm">
              <dc:date>2011-06-03T00:00:00</dc:date>
              <text:p text:style-name="P1"><text:span text:style-name="T1">Own exceptions</text:span></text:p>
            </office:annotation>
            <text:p>9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0.596cm" svg:x="21.887cm" svg:y="7.458cm" draw:caption-point-x="-0.61cm" draw:caption-point-y="1.514cm">
              <dc:date>2011-06-03T00:00:00</dc:date>
              <text:p text:style-name="P1"><text:span text:style-name="T1">Wrong location</text:span></text:p>
            </office:annotation>
            <text:p>7</text:p>
          </table:table-cell>
          <table:table-cell table:formula="of:=SUM([.D20:.I20])*5/6*[.C20]" office:value-type="float" office:value="38.3333333333333">
            <text:p>38</text:p>
          </table:table-cell>
          <table:table-cell table:number-columns-repeated="3"/>
        </table:table-row>
        <table:table-row table:style-name="ro2">
          <table:table-cell table:formula="of:=codes" office:value-type="float" office:value="100228">
            <text:p>100228</text:p>
          </table:table-cell>
          <table:table-cell table:style-name="ce2" table:formula="of:=names" office:value-type="string" office:string-value="Martin Treufeld">
            <text:p>Martin Treufeld</text:p>
          </table:table-cell>
          <table:table-cell office:value-type="percentage" office:value="0.9">
            <office:annotation draw:style-name="gr1" draw:text-style-name="P1" svg:width="2.899cm" svg:height="2.571cm" svg:x="8.339cm" svg:y="7.91cm" draw:caption-point-x="-0.61cm" draw:caption-point-y="1.512cm">
              <dc:date>2011-06-03T00:00:00</dc:date>
              <text:p text:style-name="P1"><text:span text:style-name="T1">Console output in one line? Not user friendly</text:span></text:p>
              <text:p text:style-name="P1"><text:span text:style-name="T1">DB input broken (NPE)</text:span></text:p>
              <text:p text:style-name="P1"><text:span text:style-name="T1"/></text:p>
            </office:annotation>
            <text:p>90%</text:p>
          </table:table-cell>
          <table:table-cell office:value-type="float" office:value="6">
            <office:annotation draw:style-name="gr1" draw:text-style-name="P1" svg:width="2.899cm" svg:height="1.781cm" svg:x="10.597cm" svg:y="7.91cm" draw:caption-point-x="-0.61cm" draw:caption-point-y="1.512cm">
              <dc:date>2011-06-03T00:00:00</dc:date>
              <text:p text:style-name="P1"><text:span text:style-name="T1">Field duplication</text:span></text:p>
              <text:p text:style-name="P1"><text:span text:style-name="T1">Floats and Strings for min:sec...</text:span></text:p>
            </office:annotation>
            <text:p>6</text:p>
          </table:table-cell>
          <table:table-cell office:value-type="float" office:value="5">
            <office:annotation draw:style-name="gr1" draw:text-style-name="P1" svg:width="2.899cm" svg:height="0.991cm" svg:x="12.855cm" svg:y="7.91cm" draw:caption-point-x="-0.61cm" draw:caption-point-y="1.512cm">
              <dc:date>2011-06-03T00:00:00</dc:date>
              <text:p text:style-name="P1"><text:span text:style-name="T1">No common interfaces</text:span></text:p>
            </office:annotation>
            <text:p>5</text:p>
          </table:table-cell>
          <table:table-cell office:value-type="float" office:value="6">
            <office:annotation draw:style-name="gr1" draw:text-style-name="P1" svg:width="2.899cm" svg:height="2.571cm" svg:x="15.113cm" svg:y="7.91cm" draw:caption-point-x="-0.61cm" draw:caption-point-y="1.512cm">
              <dc:date>2011-06-03T00:00:00</dc:date>
              <text:p text:style-name="P1"><text:span text:style-name="T1">Wrong package name</text:span></text:p>
              <text:p text:style-name="P1"><text:span text:style-name="T1">Casting to float everywhere</text:span></text:p>
              <text:p text:style-name="P1"><text:span text:style-name="T1">Wrong usage of resources</text:span></text:p>
            </office:annotation>
            <text:p>6</text:p>
          </table:table-cell>
          <table:table-cell office:value-type="float" office:value="6">
            <office:annotation draw:style-name="gr1" draw:text-style-name="P1" svg:width="2.899cm" svg:height="1.386cm" svg:x="17.371cm" svg:y="7.91cm" draw:caption-point-x="-0.61cm" draw:caption-point-y="1.512cm">
              <dc:date>2011-06-03T00:00:00</dc:date>
              <text:p text:style-name="P1"><text:span text:style-name="T1">PrintStackTrace</text:span></text:p>
              <text:p text:style-name="P1"><text:span text:style-name="T1">All exceptions eaten</text:span></text:p>
            </office:annotation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office:annotation draw:style-name="gr1" draw:text-style-name="P1" svg:width="2.899cm" svg:height="1.386cm" svg:x="21.887cm" svg:y="7.91cm" draw:caption-point-x="-0.61cm" draw:caption-point-y="1.512cm">
              <dc:date>2011-06-03T00:00:00</dc:date>
              <text:p text:style-name="P1"><text:span text:style-name="T1">Try-catch instead of throws</text:span></text:p>
              <text:p text:style-name="P1"><text:span text:style-name="T1">Some tests fail</text:span></text:p>
            </office:annotation>
            <text:p>5</text:p>
          </table:table-cell>
          <table:table-cell table:formula="of:=SUM([.D21:.I21])*5/6*[.C21]"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formula="of:=codes" office:value-type="float" office:value="104074">
            <text:p>104074</text:p>
          </table:table-cell>
          <table:table-cell table:style-name="ce2" table:formula="of:=names" office:value-type="string" office:string-value="Kaupo Kütaru">
            <text:p>Kaupo Kütaru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0224">
            <text:p>100224</text:p>
          </table:table-cell>
          <table:table-cell table:style-name="ce2" table:formula="of:=names" office:value-type="string" office:string-value="Julia Kalitseva">
            <text:p>Julia Kalitseva</text:p>
          </table:table-cell>
          <table:table-cell office:value-type="percentage" office:value="0.8">
            <text:p>80%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.D23:.I23])*5/6*[.C23]"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style-name="Default"/>
          <table:table-cell table:number-columns-repeated="8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45"/>
        <table:named-range table:name="names" table:base-cell-address="$Homework.$B$25" table:cell-range-address="$Totals.$B$2:.$B$45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9/06/2011</text:date>, <text:time>18:2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Anton</meta:initial-creator>
    <meta:creation-date>2007-05-27T21:27:51</meta:creation-date>
    <dc:date>2011-06-09T18:27:02</dc:date>
    <dc:language>en-US</dc:language>
    <meta:editing-cycles>259</meta:editing-cycles>
    <meta:editing-duration>P10DT13H38M35S</meta:editing-duration>
    <dc:creator>Anton Keks</dc:creator>
    <meta:document-statistic meta:table-count="2" meta:cell-count="379" meta:object-count="0"/>
    <meta:user-defined meta:name="Info 1"/>
    <meta:user-defined meta:name="Info 2"/>
    <meta:user-defined meta:name="Info 3"/>
    <meta:user-defined meta:name="Info 4"/>
  </office:meta>
</office:document-meta>
</file>